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books</text:h>
      <text:h text:outline-level="2" text:style-name="Heading_2" text:is-list-header="true">Dumping data for table author</text:h>
      <table:table table:name="author_structure">
        <table:table-column table:number-columns-repeated="8"/>
        <table:table-row>
          <table:table-cell office:value-type="string">
            <text:p>author_id</text:p>
          </table:table-cell>
          <table:table-cell office:value-type="string">
            <text:p>fk_book_id</text:p>
          </table:table-cell>
          <table:table-cell office:value-type="string">
            <text:p>first_name</text:p>
          </table:table-cell>
          <table:table-cell office:value-type="string">
            <text:p>midle_name</text:p>
          </table:table-cell>
          <table:table-cell office:value-type="string">
            <text:p>last_name</text:p>
          </table:table-cell>
          <table:table-cell office:value-type="string">
            <text:p>country</text:p>
          </table:table-cell>
          <table:table-cell office:value-type="string">
            <text:p>birthday</text:p>
          </table:table-cell>
          <table:table-cell office:value-type="string">
            <text:p>writen_book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D.</text:p>
          </table:table-cell>
          <table:table-cell office:value-type="string">
            <text:p>Watkins</text:p>
          </table:table-cell>
          <table:table-cell office:value-type="string">
            <text:p>Canada</text:p>
          </table:table-cell>
          <table:table-cell office:value-type="string">
            <text:p>1965-12-06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Napoleon</text:p>
          </table:table-cell>
          <table:table-cell office:value-type="string">
            <text:p>NULL</text:p>
          </table:table-cell>
          <table:table-cell office:value-type="string">
            <text:p>Hill</text:p>
          </table:table-cell>
          <table:table-cell office:value-type="string">
            <text:p>US</text:p>
          </table:table-cell>
          <table:table-cell office:value-type="string">
            <text:p>1975-08-04</text:p>
          </table:table-cell>
          <table:table-cell office:value-type="float" office:value="36">
            <text:p>3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arah </text:p>
          </table:table-cell>
          <table:table-cell office:value-type="string">
            <text:p>J.</text:p>
          </table:table-cell>
          <table:table-cell office:value-type="string">
            <text:p>Maas</text:p>
          </table:table-cell>
          <table:table-cell office:value-type="string">
            <text:p>NY US</text:p>
          </table:table-cell>
          <table:table-cell office:value-type="string">
            <text:p>1986-03-05</text:p>
          </table:table-cell>
          <table:table-cell office:value-type="float" office:value="27">
            <text:p>2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Holly</text:p>
          </table:table-cell>
          <table:table-cell office:value-type="string">
            <text:p>NULL</text:p>
          </table:table-cell>
          <table:table-cell office:value-type="string">
            <text:p>Black</text:p>
          </table:table-cell>
          <table:table-cell office:value-type="string">
            <text:p>US</text:p>
          </table:table-cell>
          <table:table-cell office:value-type="string">
            <text:p>1971-11-10</text:p>
          </table:table-cell>
          <table:table-cell office:value-type="float" office:value="38">
            <text:p>38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shley</text:p>
          </table:table-cell>
          <table:table-cell office:value-type="string">
            <text:p>Herring</text:p>
          </table:table-cell>
          <table:table-cell office:value-type="string">
            <text:p>Blake</text:p>
          </table:table-cell>
          <table:table-cell office:value-type="string">
            <text:p>US</text:p>
          </table:table-cell>
          <table:table-cell office:value-type="string">
            <text:p>1983-04-03</text:p>
          </table:table-cell>
          <table:table-cell office:value-type="float" office:value="7">
            <text:p>7</text:p>
          </table:table-cell>
        </table:table-row>
      </table:table>
      <text:h text:outline-level="2" text:style-name="Heading_2" text:is-list-header="true">Dumping data for table book</text:h>
      <table:table table:name="book_structure">
        <table:table-column table:number-columns-repeated="10"/>
        <table:table-row>
          <table:table-cell office:value-type="string">
            <text:p>book_id</text:p>
          </table:table-cell>
          <table:table-cell office:value-type="string">
            <text:p>fk_author_id</text:p>
          </table:table-cell>
          <table:table-cell office:value-type="string">
            <text:p>title</text:p>
          </table:table-cell>
          <table:table-cell office:value-type="string">
            <text:p>genre</text:p>
          </table:table-cell>
          <table:table-cell office:value-type="string">
            <text:p>chapters</text:p>
          </table:table-cell>
          <table:table-cell office:value-type="string">
            <text:p>date_of_buying</text:p>
          </table:table-cell>
          <table:table-cell office:value-type="string">
            <text:p>start_reading</text:p>
          </table:table-cell>
          <table:table-cell office:value-type="string">
            <text:p>end_reading</text:p>
          </table:table-cell>
          <table:table-cell office:value-type="string">
            <text:p>fk_publisher_id</text:p>
          </table:table-cell>
          <table:table-cell office:value-type="string">
            <text:p>fk_publishing_id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he First 90 Days</text:p>
          </table:table-cell>
          <table:table-cell office:value-type="string">
            <text:p>Education</text:p>
          </table:table-cell>
          <table:table-cell office:value-type="string">
            <text:p>36</text:p>
          </table:table-cell>
          <table:table-cell office:value-type="string">
            <text:p>2015-03-04</text:p>
          </table:table-cell>
          <table:table-cell office:value-type="string">
            <text:p>2015-03-23</text:p>
          </table:table-cell>
          <table:table-cell office:value-type="string">
            <text:p>2015-04-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hink and Grow Rich</text:p>
          </table:table-cell>
          <table:table-cell office:value-type="string">
            <text:p>Education</text:p>
          </table:table-cell>
          <table:table-cell office:value-type="string">
            <text:p>25</text:p>
          </table:table-cell>
          <table:table-cell office:value-type="string">
            <text:p>2017-03-09</text:p>
          </table:table-cell>
          <table:table-cell office:value-type="string">
            <text:p>2017-03-23</text:p>
          </table:table-cell>
          <table:table-cell office:value-type="string">
            <text:p>2017-05-1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aw of Success</text:p>
          </table:table-cell>
          <table:table-cell office:value-type="string">
            <text:p>Self Help</text:p>
          </table:table-cell>
          <table:table-cell office:value-type="string">
            <text:p>19</text:p>
          </table:table-cell>
          <table:table-cell office:value-type="string">
            <text:p>2006-05-26</text:p>
          </table:table-cell>
          <table:table-cell office:value-type="string">
            <text:p>2006-07-12</text:p>
          </table:table-cell>
          <table:table-cell office:value-type="string">
            <text:p>2006-10-1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ster Your Next Move</text:p>
          </table:table-cell>
          <table:table-cell office:value-type="string">
            <text:p>Business &amp; Economics</text:p>
          </table:table-cell>
          <table:table-cell office:value-type="string">
            <text:p>8</text:p>
          </table:table-cell>
          <table:table-cell office:value-type="string">
            <text:p>2019-08-15</text:p>
          </table:table-cell>
          <table:table-cell office:value-type="string">
            <text:p>2019-09-22</text:p>
          </table:table-cell>
          <table:table-cell office:value-type="string">
            <text:p>2019-10-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hrone of Glass</text:p>
          </table:table-cell>
          <table:table-cell office:value-type="string">
            <text:p>Fantasy</text:p>
          </table:table-cell>
          <table:table-cell office:value-type="string">
            <text:p>18</text:p>
          </table:table-cell>
          <table:table-cell office:value-type="string">
            <text:p>2015-02-15</text:p>
          </table:table-cell>
          <table:table-cell office:value-type="string">
            <text:p>2016-05-14</text:p>
          </table:table-cell>
          <table:table-cell office:value-type="string">
            <text:p>2016-10-0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he Cruel Prince</text:p>
          </table:table-cell>
          <table:table-cell office:value-type="string">
            <text:p>Fantasy - Romance</text:p>
          </table:table-cell>
          <table:table-cell office:value-type="string">
            <text:p>21</text:p>
          </table:table-cell>
          <table:table-cell office:value-type="string">
            <text:p>2019-12-25</text:p>
          </table:table-cell>
          <table:table-cell office:value-type="string">
            <text:p>2020-02-12</text:p>
          </table:table-cell>
          <table:table-cell office:value-type="string">
            <text:p>2020-05-0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he Wicked King</text:p>
          </table:table-cell>
          <table:table-cell office:value-type="string">
            <text:p>Fantasy</text:p>
          </table:table-cell>
          <table:table-cell office:value-type="string">
            <text:p>33</text:p>
          </table:table-cell>
          <table:table-cell office:value-type="string">
            <text:p>2020-05-03</text:p>
          </table:table-cell>
          <table:table-cell office:value-type="string">
            <text:p>2020-05-18</text:p>
          </table:table-cell>
          <table:table-cell office:value-type="string">
            <text:p>2020-08-0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he Queen of Nothing</text:p>
          </table:table-cell>
          <table:table-cell office:value-type="string">
            <text:p>Fantasy</text:p>
          </table:table-cell>
          <table:table-cell office:value-type="string">
            <text:p>34</text:p>
          </table:table-cell>
          <table:table-cell office:value-type="string">
            <text:p>2020-01-25</text:p>
          </table:table-cell>
          <table:table-cell office:value-type="string">
            <text:p>2020-08-21</text:p>
          </table:table-cell>
          <table:table-cell office:value-type="string">
            <text:p>2020-10-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Delilah Green Doesn't Care</text:p>
          </table:table-cell>
          <table:table-cell office:value-type="string">
            <text:p>Romance</text:p>
          </table:table-cell>
          <table:table-cell office:value-type="string">
            <text:p>12</text:p>
          </table:table-cell>
          <table:table-cell office:value-type="string">
            <text:p>2022-02-25</text:p>
          </table:table-cell>
          <table:table-cell office:value-type="string">
            <text:p>2022-02-27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</table:table>
      <text:h text:outline-level="2" text:style-name="Heading_2" text:is-list-header="true">Dumping data for table publisher</text:h>
      <table:table table:name="publisher_structure">
        <table:table-column table:number-columns-repeated="4"/>
        <table:table-row>
          <table:table-cell office:value-type="string">
            <text:p>publisher_id</text:p>
          </table:table-cell>
          <table:table-cell office:value-type="string">
            <text:p>publishing_house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arvard Business Review Press</text:p>
          </table:table-cell>
          <table:table-cell office:value-type="string">
            <text:p>Boston</text:p>
          </table:table-cell>
          <table:table-cell office:value-type="string">
            <text:p>Massachusetts U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reateSpace Independent Publishing</text:p>
          </table:table-cell>
          <table:table-cell office:value-type="string">
            <text:p>Scots Valley</text:p>
          </table:table-cell>
          <table:table-cell office:value-type="string">
            <text:p>Califforni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igh Roads Media</text:p>
          </table:table-cell>
          <table:table-cell office:value-type="string">
            <text:p>Johnson City</text:p>
          </table:table-cell>
          <table:table-cell office:value-type="string">
            <text:p>Tennessee US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loomsbury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 Little, Brown Books for Young Readers</text:p>
          </table:table-cell>
          <table:table-cell office:value-type="string">
            <text:p>New York City</text:p>
          </table:table-cell>
          <table:table-cell office:value-type="string">
            <text:p>US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 Little, Brown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erkley</text:p>
          </table:table-cell>
          <table:table-cell office:value-type="string">
            <text:p>New York City</text:p>
          </table:table-cell>
          <table:table-cell office:value-type="string">
            <text:p>US</text:p>
          </table:table-cell>
        </table:table-row>
      </table:table>
      <text:h text:outline-level="2" text:style-name="Heading_2" text:is-list-header="true">Dumping data for table publishing</text:h>
      <table:table table:name="publishing_structure">
        <table:table-column table:number-columns-repeated="5"/>
        <table:table-row>
          <table:table-cell office:value-type="string">
            <text:p>publishing_id</text:p>
          </table:table-cell>
          <table:table-cell office:value-type="string">
            <text:p>fk_publisher_id</text:p>
          </table:table-cell>
          <table:table-cell office:value-type="string">
            <text:p>fk_book_id</text:p>
          </table:table-cell>
          <table:table-cell office:value-type="string">
            <text:p>fk_author_id</text:p>
          </table:table-cell>
          <table:table-cell office:value-type="string">
            <text:p>publish_da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3-05-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2012-05-3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004-07-2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9-02-0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012-08-0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2018-01-0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019-01-0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19-11-1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2022-02-22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3-08T16:09:11</meta:creation-date>
  </office:meta>
</office:document-meta>
</file>